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7" table:style-name="ce1">
            <text:p>1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4" table:style-name="ce1">
            <text:p>3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2" table:style-name="ce1">
            <text:p>2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4" table:style-name="ce1">
            <text:p>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6" table:style-name="ce1">
            <text:p>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2.88" table:style-name="ce1">
            <text:p>9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4" table:style-name="ce1">
            <text:p>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6" table:style-name="ce1">
            <text:p>2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5.94999999999999" table:style-name="ce1">
            <text:p>155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26" table:style-name="ce1">
            <text:p>4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" table:style-name="ce1">
            <text:p>3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92" table:style-name="ce1">
            <text:p>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56" table:style-name="ce1">
            <text:p>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4.65" table:style-name="ce1">
            <text:p>124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8.21" table:style-name="ce1">
            <text:p>4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04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78" table:style-name="ce1">
            <text:p>12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4.78" table:style-name="ce1">
            <text:p>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8.22" table:style-name="ce1">
            <text:p>97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40.52" table:style-name="ce1">
            <text:p>214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91.2" table:style-name="ce1">
            <text:p>159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9.76" table:style-name="ce1">
            <text:p>629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25" table:style-name="ce1">
            <text:p>1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98" table:style-name="ce1">
            <text:p>0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4" table:style-name="ce1">
            <text:p>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1200000000000001" table:style-name="ce1">
            <text:p>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8.08" table:style-name="ce1">
            <text:p>28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22" table:style-name="ce1">
            <text:p>0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42" table:style-name="ce1">
            <text:p>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17" table:style-name="ce1">
            <text:p>2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58.75" table:style-name="ce1">
            <text:p>58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8.22" table:style-name="ce1">
            <text:p>2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96" table:style-name="ce1">
            <text:p>1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92" table:style-name="ce1">
            <text:p>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4" table:style-name="ce1">
            <text:p>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4.65" table:style-name="ce1">
            <text:p>124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8.21" table:style-name="ce1">
            <text:p>4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32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4.78" table:style-name="ce1">
            <text:p>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8.22" table:style-name="ce1">
            <text:p>97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90.92" table:style-name="ce1">
            <text:p>129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42.4" table:style-name="ce1">
            <text:p>84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34.56" table:style-name="ce1">
            <text:p>33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07.01" table:style-name="ce1">
            <text:p>30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52.29999999999995" table:style-name="ce1">
            <text:p>652.3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25" table:style-name="ce1">
            <text:p>1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6" table:style-name="ce1">
            <text:p>1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98" table:style-name="ce1">
            <text:p>0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4" table:style-name="ce1">
            <text:p>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52" table:style-name="ce1">
            <text:p>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22" table:style-name="ce1">
            <text:p>0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82" table:style-name="ce1">
            <text:p>0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97" table:style-name="ce1">
            <text:p>0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06" table:style-name="ce1">
            <text:p>10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86" table:style-name="ce1">
            <text:p>1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8.42" table:style-name="ce1">
            <text:p>8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96" table:style-name="ce1">
            <text:p>1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3199999999999998" table:style-name="ce1">
            <text:p>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4" table:style-name="ce1">
            <text:p>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.08" table:style-name="ce1">
            <text:p>5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48" table:style-name="ce1">
            <text:p>1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6.61" table:style-name="ce1">
            <text:p>56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.24" table:style-name="ce1">
            <text:p>4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8.21" table:style-name="ce1">
            <text:p>4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32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1.92" table:style-name="ce1">
            <text:p>3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26" table:style-name="ce1">
            <text:p>29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44.7" table:style-name="ce1">
            <text:p>74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90.92" table:style-name="ce1">
            <text:p>129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42.4" table:style-name="ce1">
            <text:p>84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34.56" table:style-name="ce1">
            <text:p>33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07.01" table:style-name="ce1">
            <text:p>30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4.39" table:style-name="ce1">
            <text:p>484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52.29999999999995" table:style-name="ce1">
            <text:p>652.3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53" table:style-name="ce1">
            <text:p>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140" table:style-name="ce1">
            <text:p>2140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140" table:style-name="ce1">
            <text:p>214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1" table:style-name="ce1">
            <text:p>1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94" table:style-name="ce1">
            <text:p>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98" table:style-name="ce1">
            <text:p>0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200" table:style-name="ce1">
            <text:p>12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30" table:style-name="ce1">
            <text:p>213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4" table:style-name="ce1">
            <text:p>6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52" table:style-name="ce1">
            <text:p>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08" table:style-name="ce1">
            <text:p>6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22" table:style-name="ce1">
            <text:p>0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820" table:style-name="ce1">
            <text:p>1820</text:p>
          </table:table-cell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80" table:style-name="ce1">
            <text:p>88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82" table:style-name="ce1">
            <text:p>0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2230" table:style-name="ce1">
            <text:p>223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580" table:style-name="ce1">
            <text:p>58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3" table:style-name="ce1">
            <text:p>0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920" table:style-name="ce1">
            <text:p>920</text:p>
          </table:table-cell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71" table:style-name="ce1">
            <text:p>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980" table:style-name="ce1">
            <text:p>980</text:p>
          </table:table-cell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97" table:style-name="ce1">
            <text:p>0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140" table:style-name="ce1">
            <text:p>2140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08" table:style-name="ce1">
            <text:p>3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06" table:style-name="ce1">
            <text:p>10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86" table:style-name="ce1">
            <text:p>1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140" table:style-name="ce1">
            <text:p>2140</text:p>
          </table:table-cell>
          <table:table-cell office:value-type="float" office:value="160" table:style-name="ce1">
            <text:p>16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3" table:style-name="ce1">
            <text:p>4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140" table:style-name="ce1">
            <text:p>2140</text:p>
          </table:table-cell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82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8.42" table:style-name="ce1">
            <text:p>8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040" table:style-name="ce1">
            <text:p>104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6" table:style-name="ce1">
            <text:p>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64" table:style-name="ce1">
            <text:p>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790" table:style-name="ce1">
            <text:p>79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1599999999999999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690" table:style-name="ce1">
            <text:p>1690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66" table:style-name="ce1">
            <text:p>0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1.96" table:style-name="ce1">
            <text:p>1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10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3199999999999998" table:style-name="ce1">
            <text:p>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550" table:style-name="ce1">
            <text:p>55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84" table:style-name="ce1">
            <text:p>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930" table:style-name="ce1">
            <text:p>1930</text:p>
          </table:table-cell>
          <table:table-cell office:value-type="float" office:value="200" table:style-name="ce1">
            <text:p>20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140" table:style-name="ce1">
            <text:p>2140</text:p>
          </table:table-cell>
          <table:table-cell office:value-type="float" office:value="240" table:style-name="ce1">
            <text:p>24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98" table:style-name="ce1">
            <text:p>9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.08" table:style-name="ce1">
            <text:p>5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48" table:style-name="ce1">
            <text:p>1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610" table:style-name="ce1">
            <text:p>610</text:p>
          </table:table-cell>
          <table:table-cell office:value-type="float" office:value="310" table:style-name="ce1">
            <text:p>310</text:p>
          </table:table-cell>
          <table:table-cell office:value-type="float" office:value="940" table:style-name="ce1">
            <text:p>940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6.61" table:style-name="ce1">
            <text:p>56.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140" table:style-name="ce1">
            <text:p>1140</text:p>
          </table:table-cell>
          <table:table-cell office:value-type="float" office:value="360" table:style-name="ce1">
            <text:p>3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18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20" table:style-name="ce1">
            <text:p>32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54" table:style-name="ce1">
            <text:p>1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140" table:style-name="ce1">
            <text:p>1140</text:p>
          </table:table-cell>
          <table:table-cell office:value-type="float" office:value="370" table:style-name="ce1">
            <text:p>37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49" table:style-name="ce1">
            <text:p>3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2999999999999998" table:style-name="ce1">
            <text:p>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2390" table:style-name="ce1">
            <text:p>2390</text:p>
          </table:table-cell>
          <table:table-cell office:value-type="float" office:value="540" table:style-name="ce1">
            <text:p>5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99" table:style-name="ce1">
            <text:p>2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190" table:style-name="ce1">
            <text:p>1190</text:p>
          </table:table-cell>
          <table:table-cell office:value-type="float" office:value="540" table:style-name="ce1">
            <text:p>5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1200" table:style-name="ce1">
            <text:p>12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" table:style-name="ce1">
            <text:p>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1000" table:style-name="ce1">
            <text:p>1000</text:p>
          </table:table-cell>
          <table:table-cell office:value-type="float" office:value="590" table:style-name="ce1">
            <text:p>5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.24" table:style-name="ce1">
            <text:p>4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2130" table:style-name="ce1">
            <text:p>21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33" table:style-name="ce1">
            <text:p>29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1930" table:style-name="ce1">
            <text:p>1930</text:p>
          </table:table-cell>
          <table:table-cell office:value-type="float" office:value="590" table:style-name="ce1">
            <text:p>590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8.21" table:style-name="ce1">
            <text:p>48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92" table:style-name="ce1">
            <text:p>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90" table:style-name="ce1">
            <text:p>790</text:p>
          </table:table-cell>
          <table:table-cell office:value-type="float" office:value="600" table:style-name="ce1">
            <text:p>6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32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1690" table:style-name="ce1">
            <text:p>1690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1.92" table:style-name="ce1">
            <text:p>3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26" table:style-name="ce1">
            <text:p>29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44.7" table:style-name="ce1">
            <text:p>74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90.92" table:style-name="ce1">
            <text:p>129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42.4" table:style-name="ce1">
            <text:p>84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34.56" table:style-name="ce1">
            <text:p>33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07.01" table:style-name="ce1">
            <text:p>30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4.39" table:style-name="ce1">
            <text:p>484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1820" table:style-name="ce1">
            <text:p>1820</text:p>
          </table:table-cell>
          <table:table-cell office:value-type="float" office:value="920" table:style-name="ce1">
            <text:p>9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2230" table:style-name="ce1">
            <text:p>2230</text:p>
          </table:table-cell>
          <table:table-cell office:value-type="float" office:value="920" table:style-name="ce1">
            <text:p>92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85" table:style-name="ce1">
            <text:p>24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52.29999999999995" table:style-name="ce1">
            <text:p>652.3</text:p>
          </table:table-cell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7Z</meta:creation-date>
    <dc:date>2023-06-13T14:06:05Z</dc:date>
  </office:meta>
</office:document-meta>
</file>